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66b21" officeooo:paragraph-rsid="00066b21"/>
    </style:style>
    <style:style style:name="P2" style:family="paragraph" style:parent-style-name="Standard">
      <style:text-properties fo:font-weight="bold" officeooo:rsid="00083d9a" officeooo:paragraph-rsid="00083d9a" style:font-weight-asian="bold" style:font-weight-complex="bold"/>
    </style:style>
    <style:style style:name="P3" style:family="paragraph" style:parent-style-name="Standard">
      <style:text-properties fo:font-weight="bold" officeooo:rsid="000937be" officeooo:paragraph-rsid="000937be" style:font-weight-asian="bold" style:font-weight-complex="bold"/>
    </style:style>
    <style:style style:name="P4" style:family="paragraph" style:parent-style-name="Standard">
      <style:text-properties fo:font-weight="bold" officeooo:rsid="000c1c36" officeooo:paragraph-rsid="000c1c36" style:font-weight-asian="bold"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066b21" officeooo:paragraph-rsid="00066b21" style:font-weight-asian="bold" style:font-weight-complex="bold"/>
    </style:style>
    <style:style style:name="P6" style:family="paragraph" style:parent-style-name="Standard">
      <style:text-properties officeooo:rsid="00083d9a" officeooo:paragraph-rsid="00083d9a"/>
    </style:style>
    <style:style style:name="P7" style:family="paragraph" style:parent-style-name="Standard">
      <style:paragraph-properties fo:text-align="center" style:justify-single-word="false"/>
      <style:text-properties officeooo:rsid="00083d9a" officeooo:paragraph-rsid="00083d9a"/>
    </style:style>
    <style:style style:name="P8" style:family="paragraph" style:parent-style-name="Standard">
      <style:paragraph-properties fo:text-align="center" style:justify-single-word="false"/>
      <style:text-properties fo:font-size="28pt" fo:font-weight="bold" officeooo:rsid="00083d9a" officeooo:paragraph-rsid="00083d9a" style:font-size-asian="28pt" style:font-weight-asian="bold" style:font-size-complex="28pt" style:font-weight-complex="bold"/>
    </style:style>
    <style:style style:name="P9" style:family="paragraph" style:parent-style-name="Standard">
      <style:text-properties officeooo:rsid="000937be" officeooo:paragraph-rsid="000937be"/>
    </style:style>
    <style:style style:name="P10" style:family="paragraph" style:parent-style-name="Standard">
      <style:text-properties officeooo:rsid="000937be" officeooo:paragraph-rsid="00114042"/>
    </style:style>
    <style:style style:name="P11" style:family="paragraph" style:parent-style-name="Standard">
      <style:text-properties officeooo:rsid="000a7f7b" officeooo:paragraph-rsid="00114042"/>
    </style:style>
    <style:style style:name="P12" style:family="paragraph" style:parent-style-name="Standard">
      <style:text-properties officeooo:rsid="000befc7" officeooo:paragraph-rsid="000befc7"/>
    </style:style>
    <style:style style:name="P13" style:family="paragraph" style:parent-style-name="Standard">
      <style:text-properties officeooo:rsid="000befc7" officeooo:paragraph-rsid="00114042"/>
    </style:style>
    <style:style style:name="P14" style:family="paragraph" style:parent-style-name="Standard">
      <style:text-properties officeooo:rsid="000c1c36" officeooo:paragraph-rsid="000c1c36"/>
    </style:style>
    <style:style style:name="P15" style:family="paragraph" style:parent-style-name="Standard">
      <style:text-properties officeooo:rsid="000d7502" officeooo:paragraph-rsid="000d7502"/>
    </style:style>
    <style:style style:name="P16" style:family="paragraph" style:parent-style-name="Standard">
      <style:text-properties officeooo:rsid="000f08a1" officeooo:paragraph-rsid="000f08a1"/>
    </style:style>
    <style:style style:name="P17" style:family="paragraph" style:parent-style-name="Standard">
      <style:text-properties officeooo:rsid="00114042" officeooo:paragraph-rsid="00114042"/>
    </style:style>
    <style:style style:name="P18" style:family="paragraph" style:parent-style-name="Standard">
      <style:text-properties officeooo:rsid="0011bff5" officeooo:paragraph-rsid="0011bff5"/>
    </style:style>
    <style:style style:name="P19"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066b21" officeooo:paragraph-rsid="00066b21" style:font-weight-asian="bold" style:font-weight-complex="bold"/>
    </style:style>
    <style:style style:name="P20" style:family="paragraph" style:parent-style-name="Standard" style:list-style-name="L1">
      <style:text-properties officeooo:rsid="000d7502" officeooo:paragraph-rsid="000d7502"/>
    </style:style>
    <style:style style:name="P21" style:family="paragraph" style:parent-style-name="Standard" style:list-style-name="L2">
      <style:text-properties fo:font-weight="bold" officeooo:rsid="000f08a1" officeooo:paragraph-rsid="000f08a1" style:font-weight-asian="bold" style:font-weight-complex="bold"/>
    </style:style>
    <style:style style:name="P22" style:family="paragraph" style:parent-style-name="Standard">
      <style:text-properties fo:font-weight="bold" officeooo:rsid="001d62c9" officeooo:paragraph-rsid="001d62c9" style:font-weight-asian="bold" style:font-weight-complex="bold"/>
    </style:style>
    <style:style style:name="P23" style:family="paragraph" style:parent-style-name="Standard" style:list-style-name="L2">
      <style:text-properties officeooo:rsid="000f08a1" officeooo:paragraph-rsid="000f08a1"/>
    </style:style>
    <style:style style:name="P24" style:family="paragraph" style:parent-style-name="Standard">
      <style:text-properties officeooo:rsid="00135a1b" officeooo:paragraph-rsid="00135a1b"/>
    </style:style>
    <style:style style:name="P25" style:family="paragraph" style:parent-style-name="Standard">
      <style:text-properties officeooo:rsid="000937be" officeooo:paragraph-rsid="000937be"/>
    </style:style>
    <style:style style:name="P26" style:family="paragraph" style:parent-style-name="Standard">
      <style:text-properties officeooo:rsid="000c1c36" officeooo:paragraph-rsid="000c1c36"/>
    </style:style>
    <style:style style:name="P27" style:family="paragraph" style:parent-style-name="Standard">
      <style:text-properties fo:font-weight="normal" officeooo:rsid="0017242d" officeooo:paragraph-rsid="0017242d" style:font-weight-asian="normal" style:font-weight-complex="normal"/>
    </style:style>
    <style:style style:name="P28" style:family="paragraph" style:parent-style-name="Standard">
      <style:text-properties fo:font-weight="normal" officeooo:rsid="001869f9" officeooo:paragraph-rsid="001869f9" style:font-weight-asian="normal" style:font-weight-complex="normal"/>
    </style:style>
    <style:style style:name="P29" style:family="paragraph" style:parent-style-name="Standard">
      <style:text-properties fo:font-weight="normal" officeooo:rsid="0018d942" officeooo:paragraph-rsid="0018d942" style:font-weight-asian="normal" style:font-weight-complex="normal"/>
    </style:style>
    <style:style style:name="P30" style:family="paragraph" style:parent-style-name="Standard">
      <style:text-properties fo:font-weight="normal" officeooo:rsid="001a6e74" officeooo:paragraph-rsid="001a6e74" style:font-weight-asian="normal" style:font-weight-complex="normal"/>
    </style:style>
    <style:style style:name="P31" style:family="paragraph" style:parent-style-name="Standard">
      <style:text-properties fo:font-weight="normal" officeooo:rsid="001ca7ce" officeooo:paragraph-rsid="001ca7ce" style:font-weight-asian="normal" style:font-weight-complex="normal"/>
    </style:style>
    <style:style style:name="P32" style:family="paragraph" style:parent-style-name="Standard" style:list-style-name="L3">
      <style:text-properties fo:font-weight="normal" officeooo:rsid="001ca7ce" officeooo:paragraph-rsid="001ca7ce" style:font-weight-asian="normal" style:font-weight-complex="normal"/>
    </style:style>
    <style:style style:name="P33" style:family="paragraph" style:parent-style-name="Standard">
      <style:text-properties fo:font-weight="normal" officeooo:rsid="001d62c9" officeooo:paragraph-rsid="001d62c9" style:font-weight-asian="normal" style:font-weight-complex="normal"/>
    </style:style>
    <style:style style:name="P34" style:family="paragraph" style:parent-style-name="Standard">
      <style:text-properties style:text-underline-style="solid" style:text-underline-width="auto" style:text-underline-color="font-color" fo:font-weight="bold" officeooo:rsid="0018d942" officeooo:paragraph-rsid="0018d942" style:font-weight-asian="bold" style:font-weight-complex="bold"/>
    </style:style>
    <style:style style:name="P35" style:family="paragraph" style:parent-style-name="Standard">
      <style:text-properties style:text-underline-style="solid" style:text-underline-width="auto" style:text-underline-color="font-color" fo:font-weight="bold" officeooo:rsid="001a6e74" officeooo:paragraph-rsid="001a6e74" style:font-weight-asian="bold" style:font-weight-complex="bold"/>
    </style:style>
    <style:style style:name="P36" style:family="paragraph" style:parent-style-name="Standard">
      <style:text-properties style:text-underline-style="solid" style:text-underline-width="auto" style:text-underline-color="font-color" fo:font-weight="bold" officeooo:rsid="001ca7ce" officeooo:paragraph-rsid="001ca7ce" style:font-weight-asian="bold" style:font-weight-complex="bold"/>
    </style:style>
    <style:style style:name="P37" style:family="paragraph" style:parent-style-name="Standard">
      <style:text-properties style:text-underline-style="solid" style:text-underline-width="auto" style:text-underline-color="font-color" fo:font-weight="bold" officeooo:rsid="001d62c9" officeooo:paragraph-rsid="001d62c9" style:font-weight-asian="bold" style:font-weight-complex="bold"/>
    </style:style>
    <style:style style:name="P38" style:family="paragraph" style:parent-style-name="Standard">
      <style:text-properties fo:font-style="italic" style:text-underline-style="solid" style:text-underline-width="auto" style:text-underline-color="font-color" fo:font-weight="normal" officeooo:rsid="0017242d" officeooo:paragraph-rsid="0017242d" style:font-style-asian="italic" style:font-weight-asian="normal" style:font-style-complex="italic" style:font-weight-complex="normal"/>
    </style:style>
    <style:style style:name="P39" style:family="paragraph" style:parent-style-name="Standard">
      <style:text-properties fo:font-style="italic" style:text-underline-style="solid" style:text-underline-width="auto" style:text-underline-color="font-color" fo:font-weight="normal" officeooo:rsid="0018d942" officeooo:paragraph-rsid="0018d942" style:font-style-asian="italic" style:font-weight-asian="normal" style:font-style-complex="italic" style:font-weight-complex="normal"/>
    </style:style>
    <style:style style:name="P40" style:family="paragraph" style:parent-style-name="Standard">
      <style:paragraph-properties fo:break-before="page"/>
      <style:text-properties style:text-underline-style="solid" style:text-underline-width="auto" style:text-underline-color="font-color" fo:font-weight="bold" officeooo:rsid="0017242d" officeooo:paragraph-rsid="0017242d" style:font-weight-asian="bold" style:font-weight-complex="bold"/>
    </style:style>
    <style:style style:name="P41" style:family="paragraph" style:parent-style-name="Standard">
      <style:paragraph-properties fo:break-before="page"/>
      <style:text-properties style:text-underline-style="solid" style:text-underline-width="auto" style:text-underline-color="font-color" fo:font-weight="bold" officeooo:rsid="001ca7ce" officeooo:paragraph-rsid="001ca7ce" style:font-weight-asian="bold" style:font-weight-complex="bold"/>
    </style:style>
    <style:style style:name="P42"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1d62c9" officeooo:paragraph-rsid="001d62c9" style:font-weight-asian="bold" style:font-weight-complex="bold"/>
    </style:style>
    <style:style style:name="T1" style:family="text">
      <style:text-properties officeooo:rsid="00109cfb"/>
    </style:style>
    <style:style style:name="T2" style:family="text">
      <style:text-properties officeooo:rsid="001312e6"/>
    </style:style>
    <style:style style:name="T3" style:family="text">
      <style:text-properties officeooo:rsid="00135a1b"/>
    </style:style>
    <style:style style:name="T4" style:family="text">
      <style:text-properties officeooo:rsid="001869f9"/>
    </style:style>
    <style:style style:name="T5" style:family="text">
      <style:text-properties officeooo:rsid="0018d942"/>
    </style:style>
    <style:style style:name="T6" style:family="text">
      <style:text-properties officeooo:rsid="001b8dce"/>
    </style:style>
    <style:style style:name="T7"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itle</text:p>
      <text:p text:style-name="P1"/>
      <text:p text:style-name="P1"/>
      <text:p text:style-name="P1"/>
      <text:p text:style-name="P8">Starrock – The Game</text:p>
      <text:p text:style-name="P7">For Windows</text:p>
      <text:p text:style-name="P7">Ship Date: TBA</text:p>
      <text:p text:style-name="P6"/>
      <text:p text:style-name="P19">Game Outline</text:p>
      <text:p text:style-name="P2"/>
      <text:p text:style-name="P2">Game Story:</text:p>
      <text:p text:style-name="P24">The player chooses one of several spaceships with which he tries to survive as long as possible.</text:p>
      <text:p text:style-name="P9"/>
      <text:p text:style-name="P9"/>
      <text:p text:style-name="P9"/>
      <text:p text:style-name="P3">Elevator pitch:</text:p>
      <text:p text:style-name="P9">Enhanced Asteroids with much more options and features.</text:p>
      <text:p text:style-name="P19">Character</text:p>
      <text:p text:style-name="P1"/>
      <text:p text:style-name="P12"><text:span text:style-name="T2">The player chooses a spaceship which will then be considered his character</text:span>. There is no story about the character, since the game is session based.</text:p>
      <text:p text:style-name="P19">Gameplay</text:p>
      <text:p text:style-name="P1"/>
      <text:p text:style-name="P10">The player controls his spaceship in a survival-like scenario, trying to survive as long as possible while scavenging wreckages, avoiding asteroids and fighting enemy ships which try to scavenge wreckages before the player or try to destroy him.</text:p>
      <text:p text:style-name="P10"/>
      <text:p text:style-name="P11">Before a session, the player chooses out of several ships, which provide different boni.</text:p>
      <text:p text:style-name="P10">A session lasts until the player is destroyed or runs out of fuel. That means, that there is no win condition, since with elapsing session time the environment will be more difficult, e.g. more enemies or asteroids spawn or reducing spawn times. This increases until there is no more way for the player to survive.</text:p>
      <text:p text:style-name="P10"/>
      <text:p text:style-name="P10">After a session the player will be rewarded with points through the scavenged wreckages or destroyed entities, which can be used to purchase modules for the next session or unlock new ships.</text:p>
      <text:p text:style-name="P11">Purchased modules last only for one session, since the ship will be destroyed (when running out of fuel, sooner or later the ship will also be destroyed by asteroids), so they have to be purchased again in the next session.</text:p>
      <text:p text:style-name="P11">Through scavenging wreckages, the player can find new module blueprints, recharge energy, replenish fuel or repair damage.</text:p>
      <text:p text:style-name="P11"/>
      <text:p text:style-name="P13">The points obtained in a session will be stored in an online database, so that players can see the results of other players in a ranking.</text:p>
      <text:p text:style-name="P19">Game World</text:p>
      <text:p text:style-name="P12"/>
      <text:p text:style-name="P12">A game session takes place in a plane in outer space, which is restricted by a boundary. The player can not get out of that boundary, but asteroids can travel t<text:span text:style-name="T3">h</text:span>rough. Enemy spaceships and wreckages will spawn only inside the boundary.</text:p>
      <text:p text:style-name="P19">Game experience</text:p>
      <text:p text:style-name="P1"/>
      <text:p text:style-name="P1"/>
      <text:p text:style-name="P19">Gameplay mechanics</text:p>
      <text:p text:style-name="P1"/>
      <text:p text:style-name="P4">Mechanic:</text:p>
      <text:p text:style-name="P15">Wreckages can be scavenged by flying through them <text:span text:style-name="T3">and holding the scavenge button for a second. While pressing the button a guage will appear which states the scavenging progress. If the player releases the button before the process is finished, the progress will be resetted</text:span>. They provide at least one of the following effects:</text:p>
      <text:list xml:id="list1269970803693418187" text:style-name="L1">
        <text:list-item>
          <text:p text:style-name="P20">Fuel</text:p>
        </text:list-item>
        <text:list-item>
          <text:p text:style-name="P20">Energy</text:p>
        </text:list-item>
        <text:list-item>
          <text:p text:style-name="P20">Repair</text:p>
        </text:list-item>
        <text:list-item>
          <text:p text:style-name="P20">Module blueprints</text:p>
        </text:list-item>
        <text:list-item>
          <text:p text:style-name="P20">Extra currency</text:p>
        </text:list-item>
      </text:list>
      <text:p text:style-name="P14"/>
      <text:p text:style-name="P4">Hazard:</text:p>
      <text:p text:style-name="P14">Asteroids can hit the player and destroy it. Enemy ships will also be damaged by asteroids.</text:p>
      <text:p text:style-name="P14"/>
      <text:p text:style-name="P4">Collectibles:</text:p>
      <text:p text:style-name="P15">The player will be rewarded with points by destroying asteroids and ships or by scavenging wreckages.</text:p>
      <text:p text:style-name="P14"/>
      <text:p text:style-name="P4">Economy: </text:p>
      <text:p text:style-name="P14">After a session the player will be rewarded with a currency, which can be used to buy modules or new ships for further sessions.</text:p>
      <text:p text:style-name="P14"/>
      <text:p text:style-name="P14"/>
      <text:p text:style-name="P14"/>
      <text:p text:style-name="P14"/>
      <text:p text:style-name="P40">Controls</text:p>
      <text:p text:style-name="P27">Keyboard-only and Game Controller.</text:p>
      <text:p text:style-name="P27"/>
      <text:p text:style-name="P38">Keyboard:</text:p>
      <text:p text:style-name="P27">WASD – Movement</text:p>
      <text:p text:style-name="P27">J – Primary Weapon</text:p>
      <text:p text:style-name="P27"><text:span text:style-name="T4">L</text:span> – Secondary Weapon</text:p>
      <text:p text:style-name="P27">Space – Scavenge</text:p>
      <text:p text:style-name="P27">Left Alt – Show session stats</text:p>
      <text:p text:style-name="P27"/>
      <text:p text:style-name="P27"/>
      <text:p text:style-name="P38">Game Controller:</text:p>
      <text:p text:style-name="P27">Left Stick – <text:span text:style-name="T5">Turning</text:span></text:p>
      <text:p text:style-name="P29">Right Trigger – Accelerate</text:p>
      <text:p text:style-name="P29">Left Trigger – Decelerate</text:p>
      <text:p text:style-name="P27">Right <text:span text:style-name="T4">Bumper</text:span> – Primary Weapon</text:p>
      <text:p text:style-name="P27">Left <text:span text:style-name="T4">Bumper</text:span> – Secondary Weapon</text:p>
      <text:p text:style-name="P27">A – Scavenge</text:p>
      <text:p text:style-name="P28"><text:span text:style-name="T5">Back</text:span> – Show session stats</text:p>
      <text:p text:style-name="P27"/>
      <text:p text:style-name="P27"/>
      <text:p text:style-name="P27"/>
      <text:p text:style-name="P34">Costs</text:p>
      <text:p text:style-name="P34"/>
      <text:p text:style-name="P39">Energy</text:p>
      <text:p text:style-name="P29">Every shot of a weapon costs energy. The cost is determined by the weapon itself.</text:p>
      <text:p text:style-name="P29"/>
      <text:p text:style-name="P29"/>
      <text:p text:style-name="P39">Fuel</text:p>
      <text:p text:style-name="P29">Fuel cost when accelerating is calculated by the ships' mass, engine power.</text:p>
      <text:p text:style-name="P29">Rotating costs less fuel than accelerating. Decelerating does not cost any fuel. While floating, no fuel is consumed.</text:p>
      <text:p text:style-name="P29"/>
      <text:p text:style-name="P29"/>
      <text:p text:style-name="P29"/>
      <text:p text:style-name="P35">Collision</text:p>
      <text:p text:style-name="P30">Collisions will result in a physical responses like force or impact and in both entities being damaged. The damaged calculated depends on the masses and the velocities of the entities.</text:p>
      <text:p text:style-name="P30">When damaged, the hull structure of the entities are reduced. If the hull structure hits 0, the entity is destroyed. <text:span text:style-name="T6">Is one of the entities a laser and the other has a shield, the shield will be damaged before reducing the hull structure. When one of the entities is a mine or a missile, the shield will only reduce a part of the damage, resulting in damage both to the shield and the hull structure.</text:span></text:p>
      <text:p text:style-name="P29"/>
      <text:p text:style-name="P29"/>
      <text:p text:style-name="P29"/>
      <text:p text:style-name="P36">Minimap</text:p>
      <text:p text:style-name="P31">The minimap shows the location of other entities relative to the player. What will be shown depends on the difficulty level:</text:p>
      <text:p text:style-name="P31">Easy – shows Asteroids, enemy ships and wreckages</text:p>
      <text:p text:style-name="P31">Medium – shows enemy ships and wreckages</text:p>
      <text:p text:style-name="P31">Hard – shows wreckages</text:p>
      <text:p text:style-name="P31">Lost – doesn't show anything</text:p>
      <text:p text:style-name="P41">Difficulty Level</text:p>
      <text:p text:style-name="P31">While choosing a ship, the player can also choose a difficulty level out of four levels:</text:p>
      <text:list xml:id="list2544675800001647866" text:style-name="L3">
        <text:list-item>
          <text:p text:style-name="P32">Easy</text:p>
        </text:list-item>
        <text:list-item>
          <text:p text:style-name="P32">Medium</text:p>
        </text:list-item>
        <text:list-item>
          <text:p text:style-name="P32">Hard</text:p>
        </text:list-item>
        <text:list-item>
          <text:p text:style-name="P32">Lost</text:p>
        </text:list-item>
      </text:list>
      <text:p text:style-name="P31"/>
      <text:p text:style-name="P31">The higher the level, the more points are rewarded, but on the same page, the spawn count and spawn times also decrease.</text:p>
      <text:p text:style-name="P31"/>
      <text:p text:style-name="P31"/>
      <text:p text:style-name="P31"/>
      <text:p text:style-name="P36">Wreckages</text:p>
      <text:p text:style-name="P31">In the beginning of a session, a set amount of wreckages are placed all over the game boundaries.</text:p>
      <text:p text:style-name="P31">When enemy ships are destroyed, they turn into wreckages which can be scavenged.</text:p>
      <text:p text:style-name="P31">Asteroids do not leave behind wreckages.</text:p>
      <text:p text:style-name="P31"/>
      <text:p text:style-name="P31"/>
      <text:p text:style-name="P31"/>
      <text:p text:style-name="P37">Engines</text:p>
      <text:p text:style-name="P33">Engines emit visible particles, which move into the opposite direction than the engine's direction with a random distortion.</text:p>
      <text:p text:style-name="P42">Class Design</text:p>
      <text:p text:style-name="P33"/>
      <text:p text:style-name="P22"><text:span text:style-name="T7"/></text:p>
      <text:p text:style-name="P33"/>
      <text:p text:style-name="P19">Enemies</text:p>
      <text:p text:style-name="P1"/>
      <text:p text:style-name="P16">From time to time enemy spaceships will come from other dimensions through wormholes into the boundary of the game space. These enemy ships are divided into four different classes:</text:p>
      <text:p text:style-name="P16"/>
      <text:list xml:id="list2135116840908986213" text:style-name="L2">
        <text:list-item>
          <text:p text:style-name="P21">Destroyer</text:p>
          <text:p text:style-name="P23">The destroyer class is equipped with weapons and tries to shoot the player ship</text:p>
          <text:p text:style-name="P23"/>
        </text:list-item>
        <text:list-item>
          <text:p text:style-name="P21">Kamikaze</text:p>
          <text:p text:style-name="P23">The kamikaze class has no weapons but will try to ram the player ship</text:p>
          <text:p text:style-name="P23"/>
        </text:list-item>
        <text:list-item>
          <text:p text:style-name="P21">Scavenger</text:p>
          <text:p text:style-name="P23">The scavenger class will focus to avoid the player and scavenge wreckages</text:p>
          <text:p text:style-name="P23"/>
        </text:list-item>
        <text:list-item>
          <text:p text:style-name="P21">Dreadnaught</text:p>
          <text:p text:style-name="P23">The dreadnaught class is like a boss, equipped with high damage weapons, much more structure, <text:span text:style-name="T1">multiple times bigger than your standard enemy</text:span> and will try to destroy the player</text:p>
        </text:list-item>
      </text:list>
      <text:p text:style-name="P16"/>
      <text:p text:style-name="P16"/>
      <text:p text:style-name="P18">The enemy class only describes the behavior of the ship. In a class there can be several different types of ships. The equipped modules of an enemy will be determined on spawn.</text:p>
      <text:p text:style-name="P16"/>
      <text:p text:style-name="P18">Each destroyed enemy rewards points and currency. The amount depends on the enemy class and type.</text:p>
      <text:p text:style-name="P19">Multiplayer and bonus materials</text:p>
      <text:p text:style-name="P1"/>
      <text:p text:style-name="P17">Multiple player can connect via P2P to play against each other, trying to survive longer than the others or to play in a cooperative mode, where more enemy ships will spawn than in single player mode.</text:p>
      <text:p text:style-name="P19">Monetization</text:p>
      <text:p text:style-name="P1"/>
      <text:p text:style-name="P17">A player can buy exclusive ships in a st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4M20S</meta:editing-duration>
    <meta:editing-cycles>18</meta:editing-cycles>
    <meta:generator>LibreOffice/5.2.2.2$Windows_X86_64 LibreOffice_project/8f96e87c890bf8fa77463cd4b640a2312823f3ad</meta:generator>
    <dc:date>2016-11-10T14:19:46.132000000</dc:date>
    <meta:document-statistic meta:table-count="0" meta:image-count="0" meta:object-count="0" meta:page-count="13" meta:paragraph-count="97" meta:word-count="1016" meta:character-count="6023" meta:non-whitespace-character-count="5099"/>
    <meta:user-defined meta:name="Info 1"/>
    <meta:user-defined meta:name="Info 2"/>
    <meta:user-defined meta:name="Info 3"/>
    <meta:user-defined meta:name="Info 4"/>
  </office:meta>
</office:document-meta>
</file>